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text-indent="0cm" style:auto-text-inden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omparativa: Código que Cuenta Bien vs Código que Cuenta Mal</text:h>
      <text:h text:style-name="Heading_20_2" text:outline-level="2"><text:span text:style-name="Strong_20_Emphasis">CÓDIGO QUE CUENTA MAL</text:span></text:h>
      <text:p text:style-name="Text_20_body"><text:span text:style-name="Strong_20_Emphasis">Problema principal:</text:span> Lee y escribe en dos operaciones separadas.</text:p>
      <text:p text:style-name="Text_20_body">Primero lee el valor de la base de datos, luego lo modifica en Java y finalmente lo guarda. Entre la lectura y la escritura, otro programa puede haber cambiado el valor, perdiéndose actualizaciones.</text:p>
      <text:p text:style-name="Text_20_body">No usa transacciones, por lo que cada operación es independiente y no hay control sobre ejecuciones simultáneas.</text:p>
      <text:p text:style-name="Text_20_body">Cada incremento requiere dos viajes a la base de datos: uno para leer y otro para escribir, lo que es ineficiente y propenso a errores.</text:p>
      <text:p text:style-name="Text_20_body">Si ejecutas tres programas a la vez, en lugar de llegar a 3000, probablemente llegues a 1500-2000 porque se pierden actualizaciones.</text:p>
      <text:h text:style-name="Heading_20_2" text:outline-level="2"><text:span text:style-name="Strong_20_Emphasis">CÓDIGO QUE CUENTA BIEN</text:span></text:h>
      <text:p text:style-name="Text_20_body"><text:span text:style-name="Strong_20_Emphasis">Solución principal:</text:span> Usa una única operación atómica en la base de datos.</text:p>
      <text:p text:style-name="Text_20_body">Ejecuta un solo comando UPDATE que incrementa directamente el valor en la base de datos, sin necesidad de leerlo primero.</text:p>
      <text:p text:style-name="Text_20_body">Utiliza transacciones para agrupar múltiples operaciones, asegurando que todas se completen o ninguna se aplique.</text:p>
      <text:p text:style-name="Text_20_body">Controla manualmente cuándo confirmar los cambios, previniendo que otros programas vean estados intermedios.</text:p>
      <text:p text:style-name="Text_20_body">Si ejecutas tres programas a la vez, siempre llegará exactamente a 3000 porque cada incremento es seguro contra interferencias.</text:p>
      <text:h text:style-name="Heading_20_2" text:outline-level="2"><text:span text:style-name="Strong_20_Emphasis">Diferencia Clave</text:span></text:h>
      <text:p text:style-name="Text_20_body">El código malo trabaja fuera de la base de datos y sufre condiciones de carrera, mientras que el código bueno delega el trabajo a la base de datos donde las operaciones son atómicas y seguras para concurrencia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31T11:43:04.801809983</meta:creation-date>
    <dc:date>2025-10-31T11:51:13.552308324</dc:date>
    <meta:editing-duration>PT8M9S</meta:editing-duration>
    <meta:editing-cycles>1</meta:editing-cycles>
    <meta:document-statistic meta:table-count="0" meta:image-count="0" meta:object-count="0" meta:page-count="1" meta:paragraph-count="15" meta:word-count="241" meta:character-count="1510" meta:non-whitespace-character-count="1284"/>
    <meta:generator>LibreOffice/24.2.7.2$Linux_X86_64 LibreOffice_project/420$Build-2</meta:generator>
  </office:meta>
</office:document-meta>
</file>